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42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47cm" fo:min-width="2.80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47cm" fo:min-width="2.67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47cm" fo:min-width="2.92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74cm" fo:min-width="2.6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905cm" svg:x="11.414cm" svg:y="2.143cm">
          <text:p text:style-name="P1"><text:span text:style-name="T1">?? IOC Startup ??</text:span></text:p>
          <text:p text:style-name="P1"><text:span text:style-name="T1"/></text:p>
          <text:p text:style-name="P1"><text:span text:style-name="T1">Restore SWRunSecs</text:span></text:p>
          <text:p text:style-name="P1"><text:span text:style-name="T1">Set SWRunHr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636cm" svg:y1="4.048cm" svg:x2="13.636cm" svg:y2="4.937cm" draw:start-shape="id1" draw:start-glue-point="2" draw:end-shape="id2" draw:end-glue-point="0" svg:d="M13636 4048v889" svg:viewBox="0 0 1 890">
          <text:p/>
        </draw:connector>
        <draw:custom-shape draw:style-name="gr3" draw:text-style-name="P2" xml:id="id2" draw:id="id2" draw:layer="layout" svg:width="2.921cm" svg:height="1.143cm" svg:x="12.176cm" svg:y="4.937cm">
          <text:p text:style-name="P1"><text:span text:style-name="T1">?? 1 sec scan ?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302cm" svg:height="1.397cm" svg:x="9.763cm" svg:y="12.43cm">
          <text:p text:style-name="P1"><text:span text:style-name="T1">? zerotimer &gt; 5 ?</text:span></text:p>
          <text:p text:style-name="P1"><text:span text:style-name="T1"/></text:p>
          <text:p text:style-name="P1"><text:span text:style-name="T1">Disable inverter</text:span></text:p>
          <text:p text:style-name="P1"><text:span text:style-name="T1">Zerotimer = 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175cm" svg:height="1.397cm" svg:x="8.112cm" svg:y="9.763cm">
          <text:p text:style-name="P1"><text:span text:style-name="T1">? speed zero ?</text:span></text:p>
          <text:p text:style-name="P1"><text:span text:style-name="T1"/></text:p>
          <text:p text:style-name="P1"><text:span text:style-name="T1">Zerotimer++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429cm" svg:height="1.397cm" svg:x="12.049cm" svg:y="9.763cm">
          <text:p text:style-name="P1"><text:span text:style-name="T1">? ! speed zero ?</text:span></text:p>
          <text:p text:style-name="P1"><text:span text:style-name="T1"/></text:p>
          <text:p text:style-name="P1"><text:span text:style-name="T1">Zerotimer = 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3.175cm" svg:height="1.524cm" svg:x="10.144cm" svg:y="6.969cm">
          <text:p text:style-name="P1"><text:span text:style-name="T1">? inverter enabled ?</text:span></text:p>
          <text:p text:style-name="P1"><text:span text:style-name="T1"/></text:p>
          <text:p text:style-name="P1"><text:span text:style-name="T1">SWRunSecs++</text:span></text:p>
          <text:p text:style-name="P1"><text:span text:style-name="T1">Update SWRunH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3.175cm" svg:height="1.524cm" svg:x="17.383cm" svg:y="6.969cm">
          <text:p text:style-name="P1"><text:span text:style-name="T1">? inverter disabled ?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3.302cm" svg:height="1.397cm" svg:x="5.445cm" svg:y="12.303cm">
          <text:p text:style-name="P1"><text:span text:style-name="T1">? zerotimer &lt;= 5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636cm" svg:y1="6.08cm" svg:x2="11.731cm" svg:y2="6.969cm" draw:start-shape="id2" draw:start-glue-point="2" draw:end-shape="id3" draw:end-glue-point="0" svg:d="M13636 6080l-1905 889" svg:viewBox="0 0 1906 890">
          <text:p/>
        </draw:connector>
        <draw:connector draw:style-name="gr2" draw:text-style-name="P3" draw:layer="layout" draw:type="line" svg:x1="13.636cm" svg:y1="6.08cm" svg:x2="18.97cm" svg:y2="6.969cm" draw:start-shape="id2" draw:start-glue-point="2" draw:end-shape="id4" draw:end-glue-point="0" svg:d="M13636 6080l5334 889" svg:viewBox="0 0 5335 890">
          <text:p/>
        </draw:connector>
        <draw:connector draw:style-name="gr2" draw:text-style-name="P3" draw:layer="layout" draw:type="line" svg:x1="11.731cm" svg:y1="8.493cm" svg:x2="9.699cm" svg:y2="9.763cm" draw:start-shape="id3" draw:start-glue-point="2" draw:end-shape="id5" draw:end-glue-point="0" svg:d="M11731 8493l-2032 1270" svg:viewBox="0 0 2033 1271">
          <text:p/>
        </draw:connector>
        <draw:connector draw:style-name="gr2" draw:text-style-name="P3" draw:layer="layout" draw:type="line" svg:x1="11.731cm" svg:y1="8.493cm" svg:x2="13.763cm" svg:y2="9.763cm" draw:start-shape="id3" draw:start-glue-point="2" draw:end-shape="id6" draw:end-glue-point="0" svg:d="M11731 8493l2032 1270" svg:viewBox="0 0 2033 1271">
          <text:p/>
        </draw:connector>
        <draw:connector draw:style-name="gr2" draw:text-style-name="P3" draw:layer="layout" draw:type="line" svg:x1="9.699cm" svg:y1="11.16cm" svg:x2="7.096cm" svg:y2="12.303cm" draw:start-shape="id5" draw:start-glue-point="2" draw:end-shape="id7" draw:end-glue-point="0" svg:d="M9699 11160l-2603 1143" svg:viewBox="0 0 2604 1144">
          <text:p/>
        </draw:connector>
        <draw:connector draw:style-name="gr2" draw:text-style-name="P3" draw:layer="layout" draw:type="line" svg:x1="9.699cm" svg:y1="11.16cm" svg:x2="11.414cm" svg:y2="12.43cm" draw:start-shape="id5" draw:start-glue-point="2" draw:end-shape="id8" draw:end-glue-point="0" svg:d="M9699 11160l1715 1270" svg:viewBox="0 0 1716 1271">
          <text:p/>
        </draw:connector>
        <draw:custom-shape draw:style-name="gr5" draw:text-style-name="P2" xml:id="id9" draw:id="id9" draw:layer="layout" svg:width="3.175cm" svg:height="1.397cm" svg:x="16.113cm" svg:y="9.763cm">
          <text:p text:style-name="P1"><text:span text:style-name="T1">? speedSet == 0 ?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3.429cm" svg:height="1.397cm" svg:x="20.05cm" svg:y="9.763cm">
          <text:p text:style-name="P1"><text:span text:style-name="T1">? speedSet != 0 ?</text:span></text:p>
          <text:p text:style-name="P1"><text:span text:style-name="T1"/></text:p>
          <text:p text:style-name="P1"><text:span text:style-name="T1">Enable inverter</text:span></text:p>
          <text:p text:style-name="P1"><text:span text:style-name="T1">Zerotimer = 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97cm" svg:y1="8.493cm" svg:x2="17.7cm" svg:y2="9.763cm" draw:start-shape="id4" draw:start-glue-point="2" draw:end-shape="id9" draw:end-glue-point="0" svg:d="M18970 8493l-1270 1270" svg:viewBox="0 0 1271 1271">
          <text:p/>
        </draw:connector>
        <draw:connector draw:style-name="gr2" draw:text-style-name="P3" draw:layer="layout" draw:type="line" svg:x1="18.97cm" svg:y1="8.493cm" svg:x2="21.764cm" svg:y2="9.763cm" draw:start-shape="id4" draw:start-glue-point="2" draw:end-shape="id10" draw:end-glue-point="0" svg:d="M18970 8493l2794 1270" svg:viewBox="0 0 2795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2:02:53.277071615</meta:creation-date>
    <dc:date>2019-05-06T13:23:33.797591794</dc:date>
    <meta:editing-duration>PT26M22S</meta:editing-duration>
    <meta:editing-cycles>6</meta:editing-cycles>
    <meta:generator>LibreOffice/5.3.6.1$Linux_X86_64 LibreOffice_project/30$Build-1</meta:generator>
    <meta:print-date>2019-05-06T13:23:47.225322541</meta:print-date>
    <meta:document-statistic meta:object-count="19"/>
  </office:meta>
</office:document-meta>
</file>